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language="cs" fo:country="CZ" officeooo:rsid="001f869a" officeooo:paragraph-rsid="001f869a"/>
    </style:style>
    <style:style style:name="P2" style:family="paragraph" style:parent-style-name="Subtitle">
      <style:text-properties fo:language="cs" fo:country="CZ" officeooo:rsid="001f869a" officeooo:paragraph-rsid="001f869a"/>
    </style:style>
    <style:style style:name="P3" style:family="paragraph" style:parent-style-name="Text_20_body">
      <style:paragraph-properties fo:margin-top="0cm" fo:margin-bottom="0cm" style:contextual-spacing="false"/>
      <style:text-properties fo:language="cs" fo:country="CZ" officeooo:rsid="001f869a" officeooo:paragraph-rsid="001f869a"/>
    </style:style>
    <style:style style:name="P4" style:family="paragraph" style:parent-style-name="Text_20_body">
      <style:paragraph-properties fo:margin-top="0cm" fo:margin-bottom="0cm" style:contextual-spacing="false"/>
      <style:text-properties fo:language="cs" fo:country="CZ" fo:font-weight="bold" officeooo:rsid="001f869a" officeooo:paragraph-rsid="001f869a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language="cs" fo:country="CZ" fo:font-weight="bold" officeooo:rsid="002096ef" officeooo:paragraph-rsid="002e51bd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language="cs" fo:country="CZ" fo:font-weight="normal" officeooo:rsid="002096ef" officeooo:paragraph-rsid="002096ef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language="cs" fo:country="CZ" fo:font-style="normal" style:text-underline-style="solid" style:text-underline-width="auto" style:text-underline-color="font-color" fo:font-weight="normal" officeooo:rsid="002440ad" officeooo:paragraph-rsid="002440ad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language="cs" fo:country="CZ" fo:font-style="normal" style:text-underline-style="solid" style:text-underline-width="auto" style:text-underline-color="font-color" fo:font-weight="normal" officeooo:rsid="002440ad" officeooo:paragraph-rsid="002e51bd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solid" style:text-underline-width="auto" style:text-underline-color="font-color" fo:font-weight="normal" officeooo:rsid="0026d363" officeooo:paragraph-rsid="0026d363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solid" style:text-underline-width="auto" style:text-underline-color="font-color" fo:font-weight="normal" officeooo:rsid="00253e64" officeooo:paragraph-rsid="002e51bd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solid" style:text-underline-width="auto" style:text-underline-color="font-color" fo:font-weight="normal" officeooo:rsid="002724e5" officeooo:paragraph-rsid="002e51bd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solid" style:text-underline-width="auto" style:text-underline-color="font-color" fo:font-weight="normal" officeooo:rsid="002f9d68" officeooo:paragraph-rsid="002f9d68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698ae" officeooo:paragraph-rsid="002f9d68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language="cs" fo:country="CZ" fo:font-style="normal" style:text-underline-style="none" fo:font-weight="bold" officeooo:rsid="002440ad" officeooo:paragraph-rsid="002e51bd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bold" officeooo:rsid="002724e5" officeooo:paragraph-rsid="002e51bd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bold" officeooo:rsid="002f9d68" officeooo:paragraph-rsid="002f9d68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language="cs" fo:country="CZ" fo:font-style="italic" style:text-underline-style="none" fo:font-weight="normal" officeooo:rsid="002440ad" officeooo:paragraph-rsid="002440ad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language="cs" fo:country="CZ" style:text-underline-style="solid" style:text-underline-width="auto" style:text-underline-color="font-color" fo:font-weight="normal" officeooo:rsid="002096ef" officeooo:paragraph-rsid="002e51bd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language="cs" fo:country="CZ" style:text-underline-style="solid" style:text-underline-width="auto" style:text-underline-color="font-color" fo:font-weight="normal" officeooo:rsid="002440ad" officeooo:paragraph-rsid="002f9d68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fo:font-style="normal" officeooo:paragraph-rsid="002f9d68" style:font-style-asian="normal" style:font-style-complex="normal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fo:font-style="normal" fo:font-weight="bold" officeooo:rsid="002f9d68" officeooo:paragraph-rsid="002f9d68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fo:font-style="normal" style:text-underline-style="solid" style:text-underline-width="auto" style:text-underline-color="font-color" officeooo:paragraph-rsid="002f9d68" style:font-style-asian="normal" style:font-style-complex="normal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f9d68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language="cs" fo:country="CZ" fo:font-style="normal" style:text-underline-style="none" fo:font-weight="bold" officeooo:rsid="002724e5" officeooo:paragraph-rsid="002e51bd" style:font-style-asian="normal" style:font-weight-asian="bold" style:font-style-complex="normal" style:font-weight-complex="bold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fo:language="cs" fo:country="CZ" officeooo:rsid="001f869a" officeooo:paragraph-rsid="001f869a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fo:language="cs" fo:country="CZ" fo:font-weight="normal" officeooo:rsid="001f869a" officeooo:paragraph-rsid="001f869a" style:font-weight-asian="normal" style:font-weight-complex="normal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fo:language="cs" fo:country="CZ" fo:font-weight="normal" officeooo:rsid="002096ef" officeooo:paragraph-rsid="002096ef" style:font-weight-asian="normal" style:font-weight-complex="normal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fo:language="cs" fo:country="CZ" fo:font-weight="normal" officeooo:rsid="002096ef" officeooo:paragraph-rsid="002e51bd" style:font-weight-asian="normal" style:font-weight-complex="normal"/>
    </style:style>
    <style:style style:name="P29" style:family="paragraph" style:parent-style-name="Text_20_body" style:list-style-name="L4">
      <style:paragraph-properties fo:margin-top="0cm" fo:margin-bottom="0cm" style:contextual-spacing="false"/>
      <style:text-properties fo:language="cs" fo:country="CZ" fo:font-weight="normal" officeooo:rsid="002096ef" officeooo:paragraph-rsid="002e51bd" style:font-weight-asian="normal" style:font-weight-complex="normal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fo:language="cs" fo:country="CZ" fo:font-style="italic" fo:font-weight="normal" officeooo:rsid="002096ef" officeooo:paragraph-rsid="002e51bd" style:font-style-asian="italic" style:font-weight-asian="normal" style:font-style-complex="italic" style:font-weight-complex="normal"/>
    </style:style>
    <style:style style:name="P31" style:family="paragraph" style:parent-style-name="Text_20_body" style:list-style-name="L6">
      <style:paragraph-properties fo:margin-top="0cm" fo:margin-bottom="0cm" style:contextual-spacing="false"/>
      <style:text-properties fo:language="cs" fo:country="CZ" fo:font-style="italic" style:text-underline-style="none" fo:font-weight="normal" officeooo:rsid="002440ad" officeooo:paragraph-rsid="002440ad" style:font-style-asian="italic" style:font-weight-asian="normal" style:font-style-complex="italic" style:font-weight-complex="normal"/>
    </style:style>
    <style:style style:name="P32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cs" fo:country="CZ" fo:font-style="italic" style:text-underline-style="none" fo:font-weight="normal" officeooo:rsid="0026d363" officeooo:paragraph-rsid="002e51bd" style:font-style-asian="italic" style:font-weight-asian="normal" style:font-style-complex="italic" style:font-weight-complex="normal"/>
    </style:style>
    <style:style style:name="P33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cs" fo:country="CZ" fo:font-style="italic" style:text-underline-style="none" fo:font-weight="normal" officeooo:rsid="002698ae" officeooo:paragraph-rsid="002f9d68" style:font-style-asian="italic" style:font-weight-asian="normal" style:font-style-complex="italic" style:font-weight-complex="normal"/>
    </style:style>
    <style:style style:name="P34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cs" fo:country="CZ" fo:font-style="italic" style:text-underline-style="none" fo:font-weight="normal" officeooo:rsid="002a3470" officeooo:paragraph-rsid="002f9d68" style:font-style-asian="italic" style:font-weight-asian="normal" style:font-style-complex="italic" style:font-weight-complex="normal"/>
    </style:style>
    <style:style style:name="P35" style:family="paragraph" style:parent-style-name="Text_20_body" style:list-style-name="L6">
      <style:paragraph-properties fo:margin-top="0cm" fo:margin-bottom="0cm" style:contextual-spacing="false"/>
      <style:text-properties fo:language="cs" fo:country="CZ" fo:font-style="normal" style:text-underline-style="none" fo:font-weight="normal" officeooo:rsid="002440ad" officeooo:paragraph-rsid="002440ad" style:font-style-asian="normal" style:font-weight-asian="normal" style:font-style-complex="normal" style:font-weight-complex="normal"/>
    </style:style>
    <style:style style:name="P36" style:family="paragraph" style:parent-style-name="Text_20_body" style:list-style-name="L7">
      <style:paragraph-properties fo:margin-top="0cm" fo:margin-bottom="0cm" style:contextual-spacing="false"/>
      <style:text-properties fo:language="cs" fo:country="CZ" fo:font-style="normal" style:text-underline-style="none" fo:font-weight="normal" officeooo:rsid="002440ad" officeooo:paragraph-rsid="002e51bd" style:font-style-asian="normal" style:font-weight-asian="normal" style:font-style-complex="normal" style:font-weight-complex="normal"/>
    </style:style>
    <style:style style:name="P37" style:family="paragraph" style:parent-style-name="Text_20_body" style:list-style-name="L7">
      <style:paragraph-properties fo:margin-top="0cm" fo:margin-bottom="0cm" style:contextual-spacing="false"/>
      <style:text-properties fo:language="cs" fo:country="CZ" fo:font-style="normal" style:text-underline-style="none" fo:font-weight="normal" officeooo:rsid="00253e64" officeooo:paragraph-rsid="002e51bd" style:font-style-asian="normal" style:font-weight-asian="normal" style:font-style-complex="normal" style:font-weight-complex="normal"/>
    </style:style>
    <style:style style:name="P38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53e64" officeooo:paragraph-rsid="002e51bd" style:font-style-asian="normal" style:font-weight-asian="normal" style:font-style-complex="normal" style:font-weight-complex="normal"/>
    </style:style>
    <style:style style:name="P39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6d363" officeooo:paragraph-rsid="002e51bd" style:font-style-asian="normal" style:font-weight-asian="normal" style:font-style-complex="normal" style:font-weight-complex="normal"/>
    </style:style>
    <style:style style:name="P40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724e5" officeooo:paragraph-rsid="002e51bd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724e5" officeooo:paragraph-rsid="002e51bd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698ae" officeooo:paragraph-rsid="002f9d68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a3470" officeooo:paragraph-rsid="002f9d68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cs" fo:country="CZ" fo:font-style="normal" style:text-underline-style="none" fo:font-weight="normal" officeooo:rsid="002f9d68" officeooo:paragraph-rsid="002f9d68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paragraph-properties fo:margin-top="0cm" fo:margin-bottom="0cm" style:contextual-spacing="false"/>
      <style:text-properties officeooo:paragraph-rsid="002e51bd"/>
    </style:style>
    <style:style style:name="P46" style:family="paragraph" style:parent-style-name="Text_20_body" style:list-style-name="L4">
      <style:paragraph-properties fo:margin-top="0cm" fo:margin-bottom="0cm" style:contextual-spacing="false"/>
      <style:text-properties officeooo:paragraph-rsid="002e51bd"/>
    </style:style>
    <style:style style:name="P47" style:family="paragraph" style:parent-style-name="Text_20_body" style:list-style-name="L5">
      <style:paragraph-properties fo:margin-top="0cm" fo:margin-bottom="0cm" style:contextual-spacing="false"/>
      <style:text-properties officeooo:paragraph-rsid="002f9d68"/>
    </style:style>
    <style:style style:name="P48" style:family="paragraph" style:parent-style-name="Text_20_body" style:list-style-name="L7">
      <style:paragraph-properties fo:margin-top="0cm" fo:margin-bottom="0cm" style:contextual-spacing="false"/>
      <style:text-properties officeooo:paragraph-rsid="002e51bd"/>
    </style:style>
    <style:style style:name="P49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officeooo:paragraph-rsid="002e51bd"/>
    </style:style>
    <style:style style:name="P50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paragraph-rsid="002e51bd"/>
    </style:style>
    <style:style style:name="P51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officeooo:paragraph-rsid="002f9d68"/>
    </style:style>
    <style:style style:name="P52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officeooo:rsid="002f9d68" officeooo:paragraph-rsid="002f9d68"/>
    </style:style>
    <style:style style:name="P53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font-style="normal" officeooo:paragraph-rsid="002f9d68" style:font-style-asian="normal" style:font-style-complex="normal"/>
    </style:style>
    <style:style style:name="P54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font-style="normal" officeooo:paragraph-rsid="002f9d68" style:font-style-asian="normal" style:font-style-complex="normal"/>
    </style:style>
    <style:style style:name="P5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font-style="italic" officeooo:paragraph-rsid="002f9d68" style:font-style-asian="italic" style:font-style-complex="italic"/>
    </style:style>
    <style:style style:name="P56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font-style="italic" officeooo:paragraph-rsid="002f9d68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9d68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f9d68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f9d68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f9d68" style:font-style-asian="normal" style:font-weight-asian="bold" style:font-style-complex="normal" style:font-weight-complex="bold"/>
    </style:style>
    <style:style style:name="T13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language="cs" fo:country="CZ" fo:font-style="normal" style:text-underline-style="none" fo:font-weight="normal" officeooo:rsid="002724e5" style:font-style-asian="normal" style:font-weight-asian="normal" style:font-style-complex="normal" style:font-weight-complex="normal"/>
    </style:style>
    <style:style style:name="T15" style:family="text">
      <style:text-properties fo:language="cs" fo:country="CZ" fo:font-style="normal" style:text-underline-style="none" fo:font-weight="normal" officeooo:rsid="002440ad" style:font-style-asian="normal" style:font-weight-asian="normal" style:font-style-complex="normal" style:font-weight-complex="normal"/>
    </style:style>
    <style:style style:name="T16" style:family="text">
      <style:text-properties fo:language="cs" fo:country="CZ" fo:font-style="normal" style:text-underline-style="none" fo:font-weight="normal" officeooo:rsid="00253e64" style:font-style-asian="normal" style:font-weight-asian="normal" style:font-style-complex="normal" style:font-weight-complex="normal"/>
    </style:style>
    <style:style style:name="T17" style:family="text">
      <style:text-properties fo:language="cs" fo:country="CZ" fo:font-style="normal" style:text-underline-style="none" fo:font-weight="normal" officeooo:rsid="0026d363" style:font-style-asian="normal" style:font-weight-asian="normal" style:font-style-complex="normal" style:font-weight-complex="normal"/>
    </style:style>
    <style:style style:name="T18" style:family="text">
      <style:text-properties fo:language="cs" fo:country="CZ" fo:font-style="normal" style:text-underline-style="none" fo:font-weight="normal" officeooo:rsid="002a3470" style:font-style-asian="normal" style:font-weight-asian="normal" style:font-style-complex="normal" style:font-weight-complex="normal"/>
    </style:style>
    <style:style style:name="T19" style:family="text">
      <style:text-properties fo:language="cs" fo:country="CZ" fo:font-style="normal" fo:font-weight="normal" officeooo:rsid="002e51bd" style:font-style-asian="normal" style:font-weight-asian="normal" style:font-style-complex="normal" style:font-weight-complex="normal"/>
    </style:style>
    <style:style style:name="T20" style:family="text">
      <style:text-properties fo:language="cs" fo:country="CZ" fo:font-style="normal" fo:font-weight="normal" officeooo:rsid="002440ad" style:font-style-asian="normal" style:font-weight-asian="normal" style:font-style-complex="normal" style:font-weight-complex="normal"/>
    </style:style>
    <style:style style:name="T21" style:family="text">
      <style:text-properties fo:language="cs" fo:country="CZ" fo:font-weight="normal" officeooo:rsid="002096ef" style:font-weight-asian="normal" style:font-weight-complex="normal"/>
    </style:style>
    <style:style style:name="T22" style:family="text">
      <style:text-properties fo:language="cs" fo:country="CZ" fo:font-weight="normal" officeooo:rsid="002e51bd" style:font-weight-asian="normal" style:font-weight-complex="normal"/>
    </style:style>
    <style:style style:name="T23" style:family="text">
      <style:text-properties fo:language="cs" fo:country="CZ" fo:font-style="italic" fo:font-weight="normal" officeooo:rsid="002096ef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fo:font-weight="normal" officeooo:rsid="002f9d68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fo:font-weight="normal" officeooo:rsid="002440ad" style:font-style-asian="italic" style:font-weight-asian="normal" style:font-style-complex="italic" style:font-weight-complex="normal"/>
    </style:style>
    <style:style style:name="T26" style:family="text">
      <style:text-properties fo:language="cs" fo:country="CZ" fo:font-style="italic" style:text-underline-style="none" fo:font-weight="normal" officeooo:rsid="002440ad" style:font-style-asian="italic" style:font-weight-asian="normal" style:font-style-complex="italic" style:font-weight-complex="normal"/>
    </style:style>
    <style:style style:name="T27" style:family="text">
      <style:text-properties fo:language="cs" fo:country="CZ" fo:font-style="italic" style:text-underline-style="none" fo:font-weight="normal" officeooo:rsid="00253e64" style:font-style-asian="italic" style:font-weight-asian="normal" style:font-style-complex="italic" style:font-weight-complex="normal"/>
    </style:style>
    <style:style style:name="T28" style:family="text">
      <style:text-properties officeooo:rsid="002e51b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2f9d68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f9d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tismus</text:p>
      <text:p text:style-name="P2">ve světové literatuře</text:p>
      <text:list xml:id="list6644924480722505185" text:style-name="L1">
        <text:list-item>
          <text:p text:style-name="P25">Ve stejném období jako u nás národní obrození (poslední čtvrtina 18. stol., 1. polovina 19.)</text:p>
        </text:list-item>
        <text:list-item>
          <text:p text:style-name="P25">Revoluční ideály národů, snaha o samostatnost, demokracii</text:p>
        </text:list-item>
        <text:list-item>
          <text:p text:style-name="P25">Romantismus – romantique – neskutečný jako v románu</text:p>
          <text:list>
            <text:list-item>
              <text:p text:style-name="P25">myšlenkové hnutí a umělecký směr, který vyjadřuje touhu po svobodě</text:p>
            </text:list-item>
            <text:list-item>
              <text:p text:style-name="P25">zaměřuje se na jedince, fantazii, city, vášeň</text:p>
            </text:list-item>
          </text:list>
        </text:list-item>
      </text:list>
      <text:p text:style-name="P3"/>
      <text:p text:style-name="P4">Literatura</text:p>
      <text:list xml:id="list7125812330166208215" text:style-name="L2">
        <text:list-item>
          <text:p text:style-name="P26">Spontánnost, originalita, tvůrčí svoboda</text:p>
        </text:list-item>
        <text:list-item>
          <text:p text:style-name="P26">častá povídka, historické romány, romány ve verších, obyčejné romány</text:p>
        </text:list-item>
        <text:list-item>
          <text:p text:style-name="P26">básnická povídka (poéma) – ve verších, náznak příběhu, ale důležitá lyrická složka</text:p>
        </text:list-item>
        <text:list-item>
          <text:p text:style-name="P26">znaky</text:p>
          <text:list>
            <text:list-item>
              <text:p text:style-name="P26">rozpor mezi snem a skutečností</text:p>
            </text:list-item>
            <text:list-item>
              <text:p text:style-name="P26">rozpor mezi jedincem a společností</text:p>
            </text:list-item>
            <text:list-item>
              <text:p text:style-name="P26">postavy z okraje společnosti</text:p>
            </text:list-item>
            <text:list-item>
              <text:p text:style-name="P27">výjimečné osobnosti</text:p>
            </text:list-item>
            <text:list-item>
              <text:p text:style-name="P27">láska s překážkami</text:p>
            </text:list-item>
            <text:list-item>
              <text:p text:style-name="P27">boj, útěky do světa fantazie, do dětství</text:p>
            </text:list-item>
            <text:list-item>
              <text:p text:style-name="P27">pesimismus, pocit zklamání</text:p>
            </text:list-item>
          </text:list>
        </text:list-item>
      </text:list>
      <text:p text:style-name="P6"/>
      <text:p text:style-name="P5">Angli<text:span text:style-name="T28">e</text:span></text:p>
      <text:p text:style-name="P18">Percy Bysche Schelly</text:p>
      <text:list xml:id="list3505085696965010077" text:style-name="L3">
        <text:list-item>
          <text:p text:style-name="P28">bohémský život </text:p>
        </text:list-item>
        <text:list-item>
          <text:p text:style-name="P45"><text:span text:style-name="T21">vystupoval proti útisku, nadvládě, </text:span><text:span text:style-name="T22">…</text:span></text:p>
        </text:list-item>
        <text:list-item>
          <text:p text:style-name="P28">problém s autoritami (vyhozen z univerzity)</text:p>
        </text:list-item>
        <text:list-item>
          <text:p text:style-name="P28">velice bouřlivý život</text:p>
        </text:list-item>
        <text:list-item>
          <text:p text:style-name="P28">1. manželka ‐ sebevražda</text:p>
        </text:list-item>
        <text:list-item>
          <text:p text:style-name="P28">2. manželka ‐ Marry Schelly – autorka Frankensteina</text:p>
        </text:list-item>
        <text:list-item>
          <text:p text:style-name="P30">Óda na západní vítr</text:p>
        </text:list-item>
        <text:list-item>
          <text:p text:style-name="P30">Odpoutaný Prometheus</text:p>
          <text:list>
            <text:list-item>
              <text:p text:style-name="P28">návaznost na antický motiv – na řeckou báji</text:p>
            </text:list-item>
            <text:list-item>
              <text:p text:style-name="P28">hrdina se nepoddá a nakonec díky síle odporu a svého ducha jeho trýznitel zmizí</text:p>
            </text:list-item>
            <text:list-item>
              <text:p text:style-name="P28">kontrast s Aischylem ‐ Prometheus spoutaný</text:p>
            </text:list-item>
          </text:list>
        </text:list-item>
      </text:list>
      <text:p text:style-name="P18">George Gordon Byron</text:p>
      <text:list xml:id="list7488021994675966237" text:style-name="L4">
        <text:list-item>
          <text:p text:style-name="P29">1788 ‐ 1824</text:p>
        </text:list-item>
        <text:list-item>
          <text:p text:style-name="P29">kulhal; intenzivně sportoval, aby to kompenzoval</text:p>
        </text:list-item>
        <text:list-item>
          <text:p text:style-name="P46"><text:span text:style-name="T21">rodinné problémy ‐ matka nestabilní → jeho problémy s matkou se promítly i do jeho </text:span><text:soft-page-break/><text:span text:style-name="T21">chování k ženám</text:span></text:p>
        </text:list-item>
        <text:list-item>
          <text:p text:style-name="P29">incest s nevlastní sestrou ‐ s ní měl dceru</text:p>
        </text:list-item>
        <text:list-item>
          <text:p text:style-name="P29">zemřel na mor, když pomáhal Řekům proti Turkům</text:p>
        </text:list-item>
        <text:list-item>
          <text:p text:style-name="P29">proslavil básnické povídky – určitou dobu se jim říkalo dokonce Bayernské povídky</text:p>
        </text:list-item>
        <text:list-item>
          <text:p text:style-name="P29">byronismus ‐ boj za lepší zítřky, ale pro větrným mlýnům</text:p>
          <text:list>
            <text:list-item>
              <text:p text:style-name="P29">hrdina trpí neuspokojeností, splínem (světobolem)</text:p>
            </text:list-item>
          </text:list>
        </text:list-item>
        <text:list-item>
          <text:p text:style-name="P46"><text:span text:style-name="T23">Džaur, Korzár, Lara – </text:span><text:span text:style-name="T19">básnické povídky</text:span></text:p>
        </text:list-item>
        <text:list-item>
          <text:p text:style-name="P46"><text:span text:style-name="T23">Childe Haroldova pouť –</text:span><text:span text:style-name="T21"> lyricko‐epické dílo – básnický cestopis, veršovaný epos</text:span></text:p>
        </text:list-item>
        <text:list-item>
          <text:p text:style-name="P46"><text:span text:style-name="T21">básnická dramata – </text:span><text:span text:style-name="T23">Manfred, Kain</text:span></text:p>
        </text:list-item>
      </text:list>
      <text:p text:style-name="P19">Jane Austenová</text:p>
      <text:list xml:id="list5395145025288851810" text:style-name="L5">
        <text:list-item>
          <text:p text:style-name="P47"><text:span text:style-name="T24">P</text:span><text:span text:style-name="T25">ýcha a předsudek</text:span><text:span text:style-name="T20"> – 5 sester, mají s provdat</text:span></text:p>
        </text:list-item>
      </text:list>
      <text:p text:style-name="P7">Walter Scott</text:p>
      <text:list xml:id="list8556651152791341801" text:style-name="L6">
        <text:list-item>
          <text:p text:style-name="P35">zakladatel historické povídky, historického románu</text:p>
        </text:list-item>
        <text:list-item>
          <text:p text:style-name="P35">historie VB, především Skotska</text:p>
        </text:list-item>
        <text:list-item>
          <text:p text:style-name="P31">Ivanhoe, Waverley</text:p>
        </text:list-item>
      </text:list>
      <text:p text:style-name="P17"/>
      <text:p text:style-name="P14">Francie</text:p>
      <text:p text:style-name="P8">Viktor Hugo</text:p>
      <text:list xml:id="list7896800993747756732" text:style-name="L7">
        <text:list-item>
          <text:p text:style-name="P36">poezie, romány</text:p>
        </text:list-item>
        <text:list-item>
          <text:p text:style-name="P48"><text:span text:style-name="T26">Bídníci – </text:span><text:span text:style-name="T15">Jean Valjean – trestanec za krádež, pokusy o útěk</text:span></text:p>
        </text:list-item>
        <text:list-item>
          <text:p text:style-name="P48"><text:span text:style-name="T27">Chrám Matky Boží v Paříži </text:span><text:span text:style-name="T16">(</text:span><text:span text:style-name="T27">Zvoník u Matky Boží</text:span><text:span text:style-name="T16">)</text:span></text:p>
        </text:list-item>
        <text:list-item>
          <text:p text:style-name="P48"><text:span text:style-name="T27">Legenda věků</text:span><text:span text:style-name="T16"> – rozsáhlé básnické dílo, napsal ve vyhnanství, zobrazuje vývoj lidstva</text:span></text:p>
        </text:list-item>
        <text:list-item>
          <text:p text:style-name="P48"><text:span text:style-name="T27">Cromwel</text:span><text:span text:style-name="T16"> – drama, v předmluvě píše, jak podle něj má vypadat literatura – program romantismu</text:span></text:p>
        </text:list-item>
        <text:list-item>
          <text:p text:style-name="P37">hodně kontrastů, černobílá charakteristika postav</text:p>
        </text:list-item>
      </text:list>
      <text:p text:style-name="P10">Alexanrde Dumas st.</text:p>
      <text:list xml:id="list745165007497513638" text:style-name="L8">
        <text:list-item>
          <text:p text:style-name="P49"><text:span text:style-name="T27">Tři mušketýři – </text:span><text:span text:style-name="T16">dobrodružný román na pozadí historických událostí</text:span></text:p>
        </text:list-item>
        <text:list-item>
          <text:p text:style-name="P38">říká se, že měl tvůrčí dílnu, kde zaměstnával pisálky, aby za něj psali nudné pasáže – muž se železnou maskou</text:p>
        </text:list-item>
      </text:list>
      <text:p text:style-name="P9">Stendhal</text:p>
      <text:list xml:id="list380455499536429624" text:style-name="L9">
        <text:list-item>
          <text:p text:style-name="P32">Červený a černý</text:p>
          <text:list>
            <text:list-item>
              <text:p text:style-name="P50"><text:span text:style-name="T14">Julián Sorel - </text:span><text:span text:style-name="T17">postava mladého muže, kterému poměry nedovolují dosáhnou toho, co si přeje → dosahuje jich nepřijatelnými prostředky</text:span></text:p>
            </text:list-item>
            <text:list-item>
              <text:p text:style-name="P39">hodně psychologický román</text:p>
            </text:list-item>
            <text:list-item>
              <text:p text:style-name="P40">mnoho zkutečností jen stručně v náznaku, chce po čtenáři, aby si domyslel scény</text:p>
            </text:list-item>
            <text:list-item>
              <text:p text:style-name="P40">vnímání očima postav</text:p>
            </text:list-item>
            <text:list-item>
              <text:p text:style-name="P40">detailní popisy společenských souvislostí</text:p>
            </text:list-item>
          </text:list>
        </text:list-item>
      </text:list>
      <text:p text:style-name="P24">Německo</text:p>
      <text:p text:style-name="P15"><text:span text:style-name="T2">Novalis</text:span><text:span text:style-name="T31"> – </text:span><text:span text:style-name="T5">Hymny noci</text:span><text:span text:style-name="T31"> – sbírka básní</text:span></text:p>
      <text:p text:style-name="P11">Jacob a Wilhelm Grimmovi</text:p>
      <text:list xml:id="list3165401840207487452" text:style-name="L10">
        <text:list-item>
          <text:p text:style-name="P41">drsné pohádky</text:p>
        </text:list-item>
        <text:list-item>
          <text:p text:style-name="P41">čerpali z mytologie</text:p>
        </text:list-item>
      </text:list>
      <text:p text:style-name="P13"><text:span text:style-name="T1">Heinrich Heine</text:span> (1797‐1852) </text:p>
      <text:list xml:id="list3627556055834969789" text:style-name="L11">
        <text:list-item>
          <text:p text:style-name="P42">básník</text:p>
        </text:list-item>
        <text:list-item>
          <text:p text:style-name="P42">spousta kontrastů, reakce na dobovou i nadčasovou situaci</text:p>
        </text:list-item>
        <text:list-item>
          <text:p text:style-name="P42">používal často ironii, ale i sebeironii</text:p>
        </text:list-item>
        <text:list-item>
          <text:p text:style-name="P42">balady, romance</text:p>
        </text:list-item>
        <text:list-item>
          <text:p text:style-name="P33">Kniha písní</text:p>
          <text:list>
            <text:list-item>
              <text:p text:style-name="P33">Lorelai</text:p>
            </text:list-item>
            <text:list-item>
              <text:p text:style-name="P42">motivy neopětované lásky, smrti, světobol, výrazné protiklady</text:p>
            </text:list-item>
            <text:list-item>
              <text:p text:style-name="P42">něha často střídá se s ironií, až cynismem</text:p>
            </text:list-item>
          </text:list>
        </text:list-item>
      </text:list>
      <text:p text:style-name="P16">Rusko</text:p>
      <text:p text:style-name="P12">Alexandr Sergejevič Puškin</text:p>
      <text:list xml:id="list3710909263457173173" text:style-name="L12">
        <text:list-item>
          <text:p text:style-name="P34">Evžen Oněgin</text:p>
          <text:list>
            <text:list-item>
              <text:p text:style-name="P52"><text:span text:style-name="T18">r</text:span><text:span text:style-name="T13">omán ve verších</text:span></text:p>
            </text:list-item>
            <text:list-item>
              <text:p text:style-name="P43">postava zbytečného člověka</text:p>
            </text:list-item>
          </text:list>
        </text:list-item>
        <text:list-item>
          <text:p text:style-name="P43">poémy</text:p>
          <text:list>
            <text:list-item>
              <text:p text:style-name="P34">Kavkazský zajatec</text:p>
            </text:list-item>
            <text:list-item>
              <text:p text:style-name="P34">Cikáni</text:p>
            </text:list-item>
            <text:list-item>
              <text:p text:style-name="P43">zdůrazňuje ego, osobní touhy</text:p>
            </text:list-item>
          </text:list>
        </text:list-item>
        <text:list-item>
          <text:p text:style-name="P44">novely</text:p>
          <text:list>
            <text:list-item>
              <text:p text:style-name="P34">Kapinánská dcerka</text:p>
            </text:list-item>
            <text:list-item>
              <text:p text:style-name="P34">Piková dáma</text:p>
            </text:list-item>
          </text:list>
        </text:list-item>
      </text:list>
      <text:p text:style-name="P20"><text:span text:style-name="T1">Nikolaj Vasiljevič Gogol</text:span><text:span text:style-name="T30">(</text:span><text:span text:style-name="T29">1809</text:span> ‐ 1852<text:span text:style-name="T32">)</text:span></text:p>
      <text:list xml:id="list924696953896900627" text:style-name="L13">
        <text:list-item>
          <text:p text:style-name="P53">na přelomu romantismu</text:p>
        </text:list-item>
        <text:list-item>
          <text:p text:style-name="P53">dneska by byl za Ukrajince, ale tehdy to bylo Rusko</text:p>
        </text:list-item>
        <text:list-item>
          <text:p text:style-name="P55">Mrtvé duše</text:p>
          <text:list>
            <text:list-item>
              <text:p text:style-name="P53">původně to mělo mít více dílů, ale zbytek spálil</text:p>
            </text:list-item>
          </text:list>
        </text:list-item>
        <text:list-item>
          <text:p text:style-name="P53">divadelní hry</text:p>
          <text:list>
            <text:list-item>
              <text:p text:style-name="P55">Revizor</text:p>
            </text:list-item>
          </text:list>
        </text:list-item>
      </text:list>
      <text:p text:style-name="P21">Amerika</text:p>
      <text:p text:style-name="P23"><text:span text:style-name="T10">Edgar Allan Poe</text:span><text:span text:style-name="T9">(</text:span><text:span text:style-name="T8">1809</text:span><text:span text:style-name="T6"> ‐ 1849</text:span><text:span text:style-name="T7">)</text:span></text:p>
      <text:list xml:id="list7501632674670910960" text:style-name="L14">
        <text:list-item>
          <text:p text:style-name="P54">sirotek, vyloučen z vojenské akademie, alkohol, drogy</text:p>
        </text:list-item>
        <text:list-item>
          <text:p text:style-name="P51"><text:span text:style-name="T6">zamiloval se do své sestřenice, později si ji vzal, ale brzo umír</text:span><text:span text:style-name="T7">á</text:span><text:span text:style-name="T6"> (byla těžce nemocná)</text:span></text:p>
        </text:list-item>
        <text:list-item>
          <text:p text:style-name="P54">považován za zakladatele moderního hororu</text:p>
        </text:list-item>
        <text:list-item>
          <text:p text:style-name="P51"><text:span text:style-name="T6">do určité </text:span><text:span text:style-name="T7">mí</text:span><text:span text:style-name="T6">ry i zakladatel detektivních př</text:span><text:span text:style-name="T7">í</text:span><text:span text:style-name="T6">běhů (roli hraje logika)</text:span></text:p>
        </text:list-item>
        <text:list-item>
          <text:p text:style-name="P51"><text:span text:style-name="T6">hororové novel</text:span><text:span text:style-name="T7">y</text:span><text:span text:style-name="T6"> (novela ‐ jedna dějová linka, jasná poenta)</text:span></text:p>
        </text:list-item>
        <text:list-item>
          <text:p text:style-name="P56">Jáma a Kyvadlo</text:p>
        </text:list-item>
        <text:list-item>
          <text:p text:style-name="P51"><text:soft-page-break/><text:span text:style-name="T3">Vraždy v ulici Morgue –</text:span><text:span text:style-name="T6"> orangutan zabil dvě ženy, hledá se pachatel</text:span></text:p>
        </text:list-item>
        <text:list-item>
          <text:p text:style-name="P56">Zánik domu Usherů</text:p>
        </text:list-item>
        <text:list-item>
          <text:p text:style-name="P56">Havran</text:p>
        </text:list-item>
        <text:list-item>
          <text:p text:style-name="P51"><text:span text:style-name="T4">Č</text:span><text:span text:style-name="T3">erný kocour</text:span></text:p>
        </text:list-item>
      </text:list>
      <text:p text:style-name="P23"><text:span text:style-name="T11">Dánsk</text:span><text:span text:style-name="T12">o</text:span></text:p>
      <text:p text:style-name="P22">Hans Christian Ander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7:04:21.700034274</meta:creation-date>
    <meta:editing-duration>P0D</meta:editing-duration>
    <meta:editing-cycles>5</meta:editing-cycles>
    <meta:generator>LibreOffice/4.2.8.2$Linux_X86_64 LibreOffice_project/420m0$Build-2</meta:generator>
    <dc:date>2015-04-13T09:02:26.080250608</dc:date>
    <meta:print-date>2015-04-08T08:07:31.255034119</meta:print-date>
    <meta:document-statistic meta:table-count="0" meta:image-count="0" meta:object-count="0" meta:page-count="4" meta:paragraph-count="115" meta:word-count="688" meta:character-count="4108" meta:non-whitespace-character-count="3604"/>
  </office:meta>
</office:document-meta>
</file>